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39" officeooo:paragraph-rsid="00105f39"/>
    </style:style>
    <style:style style:name="P2" style:family="paragraph" style:parent-style-name="Standard">
      <style:text-properties officeooo:rsid="00109133" officeooo:paragraph-rsid="00109133"/>
    </style:style>
    <style:style style:name="T1" style:family="text">
      <style:text-properties officeooo:rsid="00109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y Questions 7</text:p>
      <text:p text:style-name="P1">Micah Church<text:tab/></text:p>
      <text:p text:style-name="P1">CS 249</text:p>
      <text:p text:style-name="P1">Michael Reale</text:p>
      <text:p text:style-name="P1"/>
      <text:p text:style-name="P1">1. B</text:p>
      <text:p text:style-name="P1">2. public void myMethod()</text:p>
      <text:p text:style-name="P1">{</text:p>
      <text:p text:style-name="P1"><text:tab/>try{</text:p>
      <text:p text:style-name="P1"><text:tab/><text:tab/>throw new IOException();</text:p>
      <text:p text:style-name="P1"><text:tab/> <text:s text:c="4"/>}</text:p>
      <text:p text:style-name="P1"><text:tab/>catch(IOException ex)</text:p>
      <text:p text:style-name="P1"><text:tab/>{</text:p>
      <text:p text:style-name="P1"><text:tab/><text:tab/>System.out.println(“Bad File”)</text:p>
      <text:p text:style-name="P1"><text:tab/>}</text:p>
      <text:p text:style-name="P1">}</text:p>
      <text:p text:style-name="P1">3. A</text:p>
      <text:p text:style-name="P1">4. <text:span text:style-name="T1">B</text:span></text:p>
      <text:p text:style-name="P2">5. HI</text:p>
      <text:p text:style-name="P2"><text:s text:c="4"/>HOW ARE YOU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3:08:24.113000000</meta:creation-date>
    <dc:date>2017-04-05T13:20:38.258000000</dc:date>
    <meta:editing-duration>PT2M4S</meta:editing-duration>
    <meta:editing-cycles>1</meta:editing-cycles>
    <meta:document-statistic meta:table-count="0" meta:image-count="0" meta:object-count="0" meta:page-count="1" meta:paragraph-count="19" meta:word-count="37" meta:character-count="206" meta:non-whitespace-character-count="169"/>
    <meta:generator>LibreOffice/5.3.0.3$Windows_x86 LibreOffice_project/7074905676c47b82bbcfbea1aeefc84afe1c50e1</meta:generator>
  </office:meta>
</office:document-meta>
</file>